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130.51pt"/>
    </style:style>
    <style:style style:name="co4" style:family="table-column">
      <style:table-column-properties fo:break-before="auto" style:column-width="87.7pt"/>
    </style:style>
    <style:style style:name="co5" style:family="table-column">
      <style:table-column-properties fo:break-before="auto" style:column-width="96.09pt"/>
    </style:style>
    <style:style style:name="co6" style:family="table-column">
      <style:table-column-properties fo:break-before="auto" style:column-width="133.99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36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11"/>
    <style:style style:name="ce5" style:family="table-cell" style:parent-style-name="Default" style:data-style-name="N13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2.92pt" svg:height="255.32pt" svg:x="67.63pt" svg:y="209.06pt">
            <draw:object draw:notify-on-update-of-ranges="Sheet1.B2:Sheet1.B12 Sheet1.E1:Sheet1.E1 Sheet1.E2:Sheet1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2.95pt" svg:height="255.29pt" svg:x="540.28pt" svg:y="211.21pt">
            <draw:object draw:notify-on-update-of-ranges="Sheet1.B2:Sheet1.B12 Sheet1.H1:Sheet1.H1 Sheet1.H2:Sheet1.H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vider</text:p>
          </table:table-cell>
          <table:table-cell office:value-type="string" calcext:value-type="string">
            <text:p>period (ns)</text:p>
          </table:table-cell>
          <table:table-cell office:value-type="string" calcext:value-type="string">
            <text:p>half period (ns)</text:p>
          </table:table-cell>
          <table:table-cell table:style-name="Default" office:value-type="string" calcext:value-type="string">
            <text:p>frequency Hz</text:p>
          </table:table-cell>
          <table:table-cell office:value-type="string" calcext:value-type="string">
            <text:p>measured cycles</text:p>
          </table:table-cell>
          <table:table-cell table:style-name="Default" office:value-type="string" calcext:value-type="string">
            <text:p>ns/clycle</text:p>
          </table:table-cell>
          <table:table-cell table:style-name="Default" office:value-type="string" calcext:value-type="string">
            <text:p>error (w.r.t last)</text:p>
          </table:table-cell>
          <table:table-cell office:value-type="string" calcext:value-type="string">
            <text:p>f=measured cycles+corr</text:p>
          </table:table-cell>
          <table:table-cell office:value-type="string" calcext:value-type="string">
            <text:p>ns/corr.cycle</text:p>
          </table:table-cell>
          <table:table-cell office:value-type="string" calcext:value-type="string">
            <text:p>f=(x+b)*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alf perio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8*2^([.A2]+1)" office:value-type="float" office:value="4096" calcext:value-type="float">
            <text:p>4096</text:p>
          </table:table-cell>
          <table:table-cell table:formula="of:=[.B2]/2" office:value-type="float" office:value="2048" calcext:value-type="float">
            <text:p>2048</text:p>
          </table:table-cell>
          <table:table-cell table:formula="of:=1000000000/[.B2]" office:value-type="float" office:value="244140.625" calcext:value-type="float">
            <text:p>244140.63</text:p>
          </table:table-cell>
          <table:table-cell office:value-type="float" office:value="0.18" calcext:value-type="float">
            <text:p>0.18</text:p>
          </table:table-cell>
          <table:table-cell table:formula="of:=[.B2]/[.E2]" office:value-type="float" office:value="22755.5555555556" calcext:value-type="float">
            <text:p>22755.56</text:p>
          </table:table-cell>
          <table:table-cell table:formula="of:=([.F2]-[.$F$12])/[.$F$12]" office:value-type="percentage" office:value="7.26448567708333" calcext:value-type="percentage">
            <text:p>726.45%</text:p>
          </table:table-cell>
          <table:table-cell table:formula="of:=[.E2]+[.$B$15]" office:value-type="float" office:value="1.49" calcext:value-type="float">
            <text:p>1.49</text:p>
          </table:table-cell>
          <table:table-cell table:formula="of:=[.B2]/[.H2]" office:value-type="float" office:value="2748.9932885906" calcext:value-type="float">
            <text:p>2748.9932885906</text:p>
          </table:table-cell>
          <table:table-cell table:formula="of:=[.$A$15]*[.H2]" office:value-type="float" office:value="4099.0943" calcext:value-type="float">
            <text:p>4099.0943</text:p>
          </table:table-cell>
          <table:table-cell table:formula="of:=([.J2]-[.B2])/[.B2]" office:value-type="percentage" office:value="0.000755444335937661" calcext:value-type="percentage">
            <text:p>0.076%</text:p>
          </table:table-cell>
          <table:table-cell table:formula="of:=[.J2]/2" office:value-type="float" office:value="2049.54715" calcext:value-type="float">
            <text:p>2049.5471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8*2^([.A3]+1)" office:value-type="float" office:value="8192" calcext:value-type="float">
            <text:p>8192</text:p>
          </table:table-cell>
          <table:table-cell table:formula="of:=[.B3]/2" office:value-type="float" office:value="4096" calcext:value-type="float">
            <text:p>4096</text:p>
          </table:table-cell>
          <table:table-cell table:formula="of:=1000000000/[.B3]" office:value-type="float" office:value="122070.3125" calcext:value-type="float">
            <text:p>122070.31</text:p>
          </table:table-cell>
          <table:table-cell office:value-type="float" office:value="1.67" calcext:value-type="float">
            <text:p>1.67</text:p>
          </table:table-cell>
          <table:table-cell table:formula="of:=[.B3]/[.E3]" office:value-type="float" office:value="4905.38922155689" calcext:value-type="float">
            <text:p>4905.39</text:p>
          </table:table-cell>
          <table:table-cell table:formula="of:=([.F3]-[.$F$12])/[.$F$12]" office:value-type="percentage" office:value="0.781565774700599" calcext:value-type="percentage">
            <text:p>78.16%</text:p>
          </table:table-cell>
          <table:table-cell table:formula="of:=[.E3]+[.$B$15]" office:value-type="float" office:value="2.98" calcext:value-type="float">
            <text:p>2.98</text:p>
          </table:table-cell>
          <table:table-cell table:formula="of:=[.B3]/[.H3]" office:value-type="float" office:value="2748.9932885906" calcext:value-type="float">
            <text:p>2748.9932885906</text:p>
          </table:table-cell>
          <table:table-cell table:formula="of:=[.$A$15]*[.H3]" office:value-type="float" office:value="8198.1886" calcext:value-type="float">
            <text:p>8198.1886</text:p>
          </table:table-cell>
          <table:table-cell table:formula="of:=([.J3]-[.B3])/[.B3]" office:value-type="percentage" office:value="0.000755444335937661" calcext:value-type="percentage">
            <text:p>0.076%</text:p>
          </table:table-cell>
          <table:table-cell table:formula="of:=[.J3]/2" office:value-type="float" office:value="4099.0943" calcext:value-type="float">
            <text:p>4099.09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8*2^([.A4]+1)" office:value-type="float" office:value="16384" calcext:value-type="float">
            <text:p>16384</text:p>
          </table:table-cell>
          <table:table-cell table:formula="of:=[.B4]/2" office:value-type="float" office:value="8192" calcext:value-type="float">
            <text:p>8192</text:p>
          </table:table-cell>
          <table:table-cell table:formula="of:=1000000000/[.B4]" office:value-type="float" office:value="61035.15625" calcext:value-type="float">
            <text:p>61035.16</text:p>
          </table:table-cell>
          <table:table-cell office:value-type="float" office:value="4.65" calcext:value-type="float">
            <text:p>4.65</text:p>
          </table:table-cell>
          <table:table-cell table:formula="of:=[.B4]/[.E4]" office:value-type="float" office:value="3523.44086021505" calcext:value-type="float">
            <text:p>3523.44</text:p>
          </table:table-cell>
          <table:table-cell table:formula="of:=([.F4]-[.$F$12])/[.$F$12]" office:value-type="percentage" office:value="0.279662298387096" calcext:value-type="percentage">
            <text:p>27.97%</text:p>
          </table:table-cell>
          <table:table-cell table:formula="of:=[.E4]+[.$B$15]" office:value-type="float" office:value="5.96" calcext:value-type="float">
            <text:p>5.96</text:p>
          </table:table-cell>
          <table:table-cell table:formula="of:=[.B4]/[.H4]" office:value-type="float" office:value="2748.9932885906" calcext:value-type="float">
            <text:p>2748.9932885906</text:p>
          </table:table-cell>
          <table:table-cell table:formula="of:=[.$A$15]*[.H4]" office:value-type="float" office:value="16396.3772" calcext:value-type="float">
            <text:p>16396.3772</text:p>
          </table:table-cell>
          <table:table-cell table:formula="of:=([.J4]-[.B4])/[.B4]" office:value-type="percentage" office:value="0.000755444335937661" calcext:value-type="percentage">
            <text:p>0.076%</text:p>
          </table:table-cell>
          <table:table-cell table:formula="of:=[.J4]/2" office:value-type="float" office:value="8198.1886" calcext:value-type="float">
            <text:p>8198.1886</text:p>
          </table:table-cell>
          <table:table-cell office:value-type="string" calcext:value-type="string">
            <text:p>test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8*2^([.A5]+1)" office:value-type="float" office:value="32768" calcext:value-type="float">
            <text:p>32768</text:p>
          </table:table-cell>
          <table:table-cell table:formula="of:=[.B5]/2" office:value-type="float" office:value="16384" calcext:value-type="float">
            <text:p>16384</text:p>
          </table:table-cell>
          <table:table-cell table:formula="of:=1000000000/[.B5]" office:value-type="float" office:value="30517.578125" calcext:value-type="float">
            <text:p>30517.58</text:p>
          </table:table-cell>
          <table:table-cell office:value-type="float" office:value="10.6" calcext:value-type="float">
            <text:p>10.6</text:p>
          </table:table-cell>
          <table:table-cell table:formula="of:=[.B5]/[.E5]" office:value-type="float" office:value="3091.32075471698" calcext:value-type="float">
            <text:p>3091.32</text:p>
          </table:table-cell>
          <table:table-cell table:formula="of:=([.F5]-[.$F$12])/[.$F$12]" office:value-type="percentage" office:value="0.12272258254717" calcext:value-type="percentage">
            <text:p>12.27%</text:p>
          </table:table-cell>
          <table:table-cell table:formula="of:=[.E5]+[.$B$15]" office:value-type="float" office:value="11.91" calcext:value-type="float">
            <text:p>11.91</text:p>
          </table:table-cell>
          <table:table-cell table:formula="of:=[.B5]/[.H5]" office:value-type="float" office:value="2751.30142737196" calcext:value-type="float">
            <text:p>2751.30142737196</text:p>
          </table:table-cell>
          <table:table-cell table:formula="of:=[.$A$15]*[.H5]" office:value-type="float" office:value="32765.2437" calcext:value-type="float">
            <text:p>32765.2437</text:p>
          </table:table-cell>
          <table:table-cell table:formula="of:=([.J5]-[.B5])/[.B5]" office:value-type="percentage" office:value="-0.0000841156005858545" calcext:value-type="percentage">
            <text:p>-0.008%</text:p>
          </table:table-cell>
          <table:table-cell table:formula="of:=[.J5]/2" office:value-type="float" office:value="16382.62185" calcext:value-type="float">
            <text:p>16382.6218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8*2^([.A6]+1)" office:value-type="float" office:value="65536" calcext:value-type="float">
            <text:p>65536</text:p>
          </table:table-cell>
          <table:table-cell table:formula="of:=[.B6]/2" office:value-type="float" office:value="32768" calcext:value-type="float">
            <text:p>32768</text:p>
          </table:table-cell>
          <table:table-cell table:formula="of:=1000000000/[.B6]" office:value-type="float" office:value="15258.7890625" calcext:value-type="float">
            <text:p>15258.79</text:p>
          </table:table-cell>
          <table:table-cell office:value-type="float" office:value="22.51" calcext:value-type="float">
            <text:p>22.51</text:p>
          </table:table-cell>
          <table:table-cell table:formula="of:=[.B6]/[.E6]" office:value-type="float" office:value="2911.41714793425" calcext:value-type="float">
            <text:p>2911.42</text:p>
          </table:table-cell>
          <table:table-cell table:formula="of:=([.F6]-[.$F$12])/[.$F$12]" office:value-type="percentage" office:value="0.0573842181252775" calcext:value-type="percentage">
            <text:p>5.74%</text:p>
          </table:table-cell>
          <table:table-cell table:formula="of:=[.E6]+[.$B$15]" office:value-type="float" office:value="23.82" calcext:value-type="float">
            <text:p>23.82</text:p>
          </table:table-cell>
          <table:table-cell table:formula="of:=[.B6]/[.H6]" office:value-type="float" office:value="2751.30142737196" calcext:value-type="float">
            <text:p>2751.30142737196</text:p>
          </table:table-cell>
          <table:table-cell table:formula="of:=[.$A$15]*[.H6]" office:value-type="float" office:value="65530.4874" calcext:value-type="float">
            <text:p>65530.4874</text:p>
          </table:table-cell>
          <table:table-cell table:formula="of:=([.J6]-[.B6])/[.B6]" office:value-type="percentage" office:value="-0.0000841156005858545" calcext:value-type="percentage">
            <text:p>-0.008%</text:p>
          </table:table-cell>
          <table:table-cell table:formula="of:=[.J6]/2" office:value-type="float" office:value="32765.2437" calcext:value-type="float">
            <text:p>32765.243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8*2^([.A7]+1)" office:value-type="float" office:value="131072" calcext:value-type="float">
            <text:p>131072</text:p>
          </table:table-cell>
          <table:table-cell table:formula="of:=[.B7]/2" office:value-type="float" office:value="65536" calcext:value-type="float">
            <text:p>65536</text:p>
          </table:table-cell>
          <table:table-cell table:formula="of:=1000000000/[.B7]" office:value-type="float" office:value="7629.39453125" calcext:value-type="float">
            <text:p>7629.39</text:p>
          </table:table-cell>
          <table:table-cell office:value-type="float" office:value="46.34" calcext:value-type="float">
            <text:p>46.34</text:p>
          </table:table-cell>
          <table:table-cell table:formula="of:=[.B7]/[.E7]" office:value-type="float" office:value="2828.48511005611" calcext:value-type="float">
            <text:p>2828.49</text:p>
          </table:table-cell>
          <table:table-cell table:formula="of:=([.F7]-[.$F$12])/[.$F$12]" office:value-type="percentage" office:value="0.0272645123003883" calcext:value-type="percentage">
            <text:p>2.73%</text:p>
          </table:table-cell>
          <table:table-cell table:formula="of:=[.E7]+[.$B$15]" office:value-type="float" office:value="47.65" calcext:value-type="float">
            <text:p>47.65</text:p>
          </table:table-cell>
          <table:table-cell table:formula="of:=[.B7]/[.H7]" office:value-type="float" office:value="2750.7240293809" calcext:value-type="float">
            <text:p>2750.7240293809</text:p>
          </table:table-cell>
          <table:table-cell table:formula="of:=[.$A$15]*[.H7]" office:value-type="float" office:value="131088.4855" calcext:value-type="float">
            <text:p>131088.4855</text:p>
          </table:table-cell>
          <table:table-cell table:formula="of:=([.J7]-[.B7])/[.B7]" office:value-type="percentage" office:value="0.000125774383544996" calcext:value-type="percentage">
            <text:p>0.013%</text:p>
          </table:table-cell>
          <table:table-cell table:formula="of:=[.J7]/2" office:value-type="float" office:value="65544.24275" calcext:value-type="float">
            <text:p>65544.2427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8*2^([.A8]+1)" office:value-type="float" office:value="262144" calcext:value-type="float">
            <text:p>262144</text:p>
          </table:table-cell>
          <table:table-cell table:formula="of:=[.B8]/2" office:value-type="float" office:value="131072" calcext:value-type="float">
            <text:p>131072</text:p>
          </table:table-cell>
          <table:table-cell table:formula="of:=1000000000/[.B8]" office:value-type="float" office:value="3814.697265625" calcext:value-type="float">
            <text:p>3814.70</text:p>
          </table:table-cell>
          <table:table-cell office:value-type="float" office:value="93.98" calcext:value-type="float">
            <text:p>93.98</text:p>
          </table:table-cell>
          <table:table-cell table:formula="of:=[.B8]/[.E8]" office:value-type="float" office:value="2789.35943817834" calcext:value-type="float">
            <text:p>2789.36</text:p>
          </table:table-cell>
          <table:table-cell table:formula="of:=([.F8]-[.$F$12])/[.$F$12]" office:value-type="percentage" office:value="0.013054639284954" calcext:value-type="percentage">
            <text:p>1.31%</text:p>
          </table:table-cell>
          <table:table-cell table:formula="of:=[.E8]+[.$B$15]" office:value-type="float" office:value="95.29" calcext:value-type="float">
            <text:p>95.29</text:p>
          </table:table-cell>
          <table:table-cell table:formula="of:=[.B8]/[.H8]" office:value-type="float" office:value="2751.01269807955" calcext:value-type="float">
            <text:p>2751.01269807955</text:p>
          </table:table-cell>
          <table:table-cell table:formula="of:=[.$A$15]*[.H8]" office:value-type="float" office:value="262149.4603" calcext:value-type="float">
            <text:p>262149.4603</text:p>
          </table:table-cell>
          <table:table-cell table:formula="of:=([.J8]-[.B8])/[.B8]" office:value-type="percentage" office:value="0.0000208293914796265" calcext:value-type="percentage">
            <text:p>0.002%</text:p>
          </table:table-cell>
          <table:table-cell table:formula="of:=[.J8]/2" office:value-type="float" office:value="131074.73015" calcext:value-type="float">
            <text:p>131074.730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8*2^([.A9]+1)" office:value-type="float" office:value="524288" calcext:value-type="float">
            <text:p>524288</text:p>
          </table:table-cell>
          <table:table-cell table:formula="of:=[.B9]/2" office:value-type="float" office:value="262144" calcext:value-type="float">
            <text:p>262144</text:p>
          </table:table-cell>
          <table:table-cell table:formula="of:=1000000000/[.B9]" office:value-type="float" office:value="1907.3486328125" calcext:value-type="float">
            <text:p>1907.35</text:p>
          </table:table-cell>
          <table:table-cell office:value-type="float" office:value="189.27" calcext:value-type="float">
            <text:p>189.27</text:p>
          </table:table-cell>
          <table:table-cell table:formula="of:=[.B9]/[.E9]" office:value-type="float" office:value="2770.0533629207" calcext:value-type="float">
            <text:p>2770.05</text:p>
          </table:table-cell>
          <table:table-cell table:formula="of:=([.F9]-[.$F$12])/[.$F$12]" office:value-type="percentage" office:value="0.00604295450943086" calcext:value-type="percentage">
            <text:p>0.60%</text:p>
          </table:table-cell>
          <table:table-cell table:formula="of:=[.E9]+[.$B$15]" office:value-type="float" office:value="190.58" calcext:value-type="float">
            <text:p>190.58</text:p>
          </table:table-cell>
          <table:table-cell table:formula="of:=[.B9]/[.H9]" office:value-type="float" office:value="2751.01269807955" calcext:value-type="float">
            <text:p>2751.01269807955</text:p>
          </table:table-cell>
          <table:table-cell table:formula="of:=[.$A$15]*[.H9]" office:value-type="float" office:value="524298.9206" calcext:value-type="float">
            <text:p>524298.9206</text:p>
          </table:table-cell>
          <table:table-cell table:formula="of:=([.J9]-[.B9])/[.B9]" office:value-type="percentage" office:value="0.0000208293914796265" calcext:value-type="percentage">
            <text:p>0.002%</text:p>
          </table:table-cell>
          <table:table-cell table:formula="of:=[.J9]/2" office:value-type="float" office:value="262149.4603" calcext:value-type="float">
            <text:p>262149.460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8*2^([.A10]+1)" office:value-type="float" office:value="1048576" calcext:value-type="float">
            <text:p>1048576</text:p>
          </table:table-cell>
          <table:table-cell table:formula="of:=[.B10]/2" office:value-type="float" office:value="524288" calcext:value-type="float">
            <text:p>524288</text:p>
          </table:table-cell>
          <table:table-cell table:formula="of:=1000000000/[.B10]" office:value-type="float" office:value="953.67431640625" calcext:value-type="float">
            <text:p>953.67</text:p>
          </table:table-cell>
          <table:table-cell office:value-type="float" office:value="379.87" calcext:value-type="float">
            <text:p>379.87</text:p>
          </table:table-cell>
          <table:table-cell table:formula="of:=[.B10]/[.E10]" office:value-type="float" office:value="2760.35485824098" calcext:value-type="float">
            <text:p>2760.35</text:p>
          </table:table-cell>
          <table:table-cell table:formula="of:=([.F10]-[.$F$12])/[.$F$12]" office:value-type="percentage" office:value="0.00252059915234149" calcext:value-type="percentage">
            <text:p>0.25%</text:p>
          </table:table-cell>
          <table:table-cell table:formula="of:=[.E10]+[.$B$15]" office:value-type="float" office:value="381.18" calcext:value-type="float">
            <text:p>381.18</text:p>
          </table:table-cell>
          <table:table-cell table:formula="of:=[.B10]/[.H10]" office:value-type="float" office:value="2750.8683561572" calcext:value-type="float">
            <text:p>2750.8683561572</text:p>
          </table:table-cell>
          <table:table-cell table:formula="of:=[.$A$15]*[.H10]" office:value-type="float" office:value="1048652.8626" calcext:value-type="float">
            <text:p>1048652.8626</text:p>
          </table:table-cell>
          <table:table-cell table:formula="of:=([.J10]-[.B10])/[.B10]" office:value-type="percentage" office:value="0.0000733018875123115" calcext:value-type="percentage">
            <text:p>0.007%</text:p>
          </table:table-cell>
          <table:table-cell table:formula="of:=[.J10]/2" office:value-type="float" office:value="524326.4313" calcext:value-type="float">
            <text:p>524326.4313</text:p>
          </table:table-cell>
          <table:table-cell office:value-type="string" calcext:value-type="string">
            <text:p>teste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8*2^([.A11]+1)" office:value-type="float" office:value="2097152" calcext:value-type="float">
            <text:p>2097152</text:p>
          </table:table-cell>
          <table:table-cell table:formula="of:=[.B11]/2" office:value-type="float" office:value="1048576" calcext:value-type="float">
            <text:p>1048576</text:p>
          </table:table-cell>
          <table:table-cell table:formula="of:=1000000000/[.B11]" office:value-type="float" office:value="476.837158203125" calcext:value-type="float">
            <text:p>476.84</text:p>
          </table:table-cell>
          <table:table-cell office:value-type="float" office:value="760.97" calcext:value-type="float">
            <text:p>760.97</text:p>
          </table:table-cell>
          <table:table-cell table:formula="of:=[.B11]/[.E11]" office:value-type="float" office:value="2755.89313639171" calcext:value-type="float">
            <text:p>2755.89</text:p>
          </table:table-cell>
          <table:table-cell table:formula="of:=([.F11]-[.$F$12])/[.$F$12]" office:value-type="percentage" office:value="0.000900166892255788" calcext:value-type="percentage">
            <text:p>0.09%</text:p>
          </table:table-cell>
          <table:table-cell table:formula="of:=[.E11]+[.$B$15]" office:value-type="float" office:value="762.28" calcext:value-type="float">
            <text:p>762.28</text:p>
          </table:table-cell>
          <table:table-cell table:formula="of:=[.B11]/[.H11]" office:value-type="float" office:value="2751.15705515034" calcext:value-type="float">
            <text:p>2751.15705515034</text:p>
          </table:table-cell>
          <table:table-cell table:formula="of:=[.$A$15]*[.H11]" office:value-type="float" office:value="2097085.6396" calcext:value-type="float">
            <text:p>2097085.6396</text:p>
          </table:table-cell>
          <table:table-cell table:formula="of:=([.J11]-[.B11])/[.B11]" office:value-type="percentage" office:value="-0.0000316431045531695" calcext:value-type="percentage">
            <text:p>-0.003%</text:p>
          </table:table-cell>
          <table:table-cell table:formula="of:=[.J11]/2" office:value-type="float" office:value="1048542.8198" calcext:value-type="float">
            <text:p>1048542.819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8*2^([.A12]+1)" office:value-type="float" office:value="4194304" calcext:value-type="float">
            <text:p>4194304</text:p>
          </table:table-cell>
          <table:table-cell table:formula="of:=[.B12]/2" office:value-type="float" office:value="2097152" calcext:value-type="float">
            <text:p>2097152</text:p>
          </table:table-cell>
          <table:table-cell table:formula="of:=1000000000/[.B12]" office:value-type="float" office:value="238.418579101562" calcext:value-type="float">
            <text:p>238.42</text:p>
          </table:table-cell>
          <table:table-cell office:value-type="float" office:value="1523.31" calcext:value-type="float">
            <text:p>1523.31</text:p>
          </table:table-cell>
          <table:table-cell table:formula="of:=[.B12]/[.E12]" office:value-type="float" office:value="2753.41460372478" calcext:value-type="float">
            <text:p>2753.41</text:p>
          </table:table-cell>
          <table:table-cell table:formula="of:=([.F12]-[.$F$12])/[.$F$12]" office:value-type="percentage" office:value="0" calcext:value-type="percentage">
            <text:p>0.00%</text:p>
          </table:table-cell>
          <table:table-cell table:formula="of:=[.E12]+[.$B$15]" office:value-type="float" office:value="1524.62" calcext:value-type="float">
            <text:p>1524.62</text:p>
          </table:table-cell>
          <table:table-cell table:formula="of:=[.B12]/[.H12]" office:value-type="float" office:value="2751.04878592699" calcext:value-type="float">
            <text:p>2751.04878592699</text:p>
          </table:table-cell>
          <table:table-cell table:formula="of:=[.$A$15]*[.H12]" office:value-type="float" office:value="4194336.3434" calcext:value-type="float">
            <text:p>4194336.3434</text:p>
          </table:table-cell>
          <table:table-cell table:formula="of:=([.J12]-[.B12])/[.B12]" office:value-type="percentage" office:value="0.00000771126747123319" calcext:value-type="percentage">
            <text:p>0.001%</text:p>
          </table:table-cell>
          <table:table-cell table:formula="of:=[.J12]/2" office:value-type="float" office:value="2097168.1717" calcext:value-type="float">
            <text:p>2097168.1717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style-name="Default" office:value-type="string" calcext:value-type="string">
            <text:p>f=(x+b)*a</text:p>
          </table:table-cell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751.07" calcext:value-type="float">
            <text:p>2751.07</text:p>
          </table:table-cell>
          <table:table-cell office:value-type="float" office:value="1.31" calcext:value-type="float">
            <text:p>1.31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5" loext:min-decimal-places="15" number:min-integer-digits="1"/>
    </number:number-style>
    <number:number-style style:name="N128">
      <number:number number:decimal-places="16" loext:min-decimal-places="16" number:min-integer-digits="1"/>
    </number:number-style>
    <number:number-style style:name="N129">
      <number:number number:decimal-places="17" loext:min-decimal-places="17" number:min-integer-digits="1"/>
    </number:number-style>
    <number:number-style style:name="N130">
      <number:number number:decimal-places="18" loext:min-decimal-places="18" number:min-integer-digits="1"/>
    </number:number-style>
    <number:number-style style:name="N131">
      <number:number number:decimal-places="19" loext:min-decimal-places="19" number:min-integer-digits="1"/>
    </number:number-style>
    <number:number-style style:name="N132">
      <number:number number:decimal-places="20" loext:min-decimal-places="20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5" loext:min-decimal-places="5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number:percentage-style style:name="N139">
      <number:number number:decimal-places="3" loext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10:35:59.027500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7:21:20.073952649</meta:creation-date>
    <dc:date>2020-07-31T14:39:46.019639960</dc:date>
    <meta:editing-duration>PT2H6M20S</meta:editing-duration>
    <meta:editing-cycles>5</meta:editing-cycles>
    <meta:generator>LibreOffice/6.1.6.3$Linux_X86_64 LibreOffice_project/10$Build-3</meta:generator>
    <meta:document-statistic meta:table-count="1" meta:cell-count="1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9cm" svg:height="9.008cm" xlink:href=".." xlink:type="simple" chart:class="chart:scatter" chart:style-name="ch1">
        <chart:title svg:x="6.266cm" svg:y="0.417cm" chart:style-name="ch2">
          <text:p>Cycles vs period</text:p>
        </chart:title>
        <chart:plot-area chart:style-name="ch3" table:cell-range-address="Sheet1.B2:Sheet1.B12 Sheet1.E1:Sheet1.E12" chart:data-source-has-labels="row" svg:x="1.33cm" svg:y="1.275cm" svg:width="14.33cm" svg:height="6.572cm">
          <chartooo:coordinate-region svg:x="2.057cm" svg:y="1.474cm" svg:width="12.409cm" svg:height="5.726cm"/>
          <chart:axis chart:dimension="x" chart:name="primary-x" chart:style-name="ch4">
            <chart:title svg:x="7.657cm" svg:y="8.027cm" chart:style-name="ch5">
              <text:p>period (ns)</text:p>
            </chart:title>
            <chart:grid chart:style-name="ch6" chart:class="major"/>
          </chart:axis>
          <chart:axis chart:dimension="y" chart:name="primary-y" chart:style-name="ch4">
            <chart:title svg:x="0.451cm" svg:y="5.068cm" chart:style-name="ch7">
              <text:p>cycles</text:p>
            </chart:title>
            <chart:grid chart:style-name="ch6" chart:class="major"/>
          </chart:axis>
          <chart:series chart:style-name="ch8" chart:values-cell-range-address="Sheet1.E2:Sheet1.E12" chart:label-cell-address="Sheet1.E1:Sheet1.E1" chart:class="chart:scatter">
            <chart:domain table:cell-range-address="Sheet1.B2:Sheet1.B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asured cycle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6">
                <text:p>4096</text:p>
                <draw:g>
                  <svg:desc>Sheet1.B2:Sheet1.B12</svg:desc>
                </draw:g>
              </table:table-cell>
              <table:table-cell office:value-type="float" office:value="0.18">
                <text:p>0.18</text:p>
                <draw:g>
                  <svg:desc>Sheet1.E2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92">
                <text:p>8192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84">
                <text:p>16384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768">
                <text:p>32768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536">
                <text:p>65536</text:p>
              </table:table-cell>
              <table:table-cell office:value-type="float" office:value="22.51">
                <text:p>22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072">
                <text:p>131072</text:p>
              </table:table-cell>
              <table:table-cell office:value-type="float" office:value="46.34">
                <text:p>46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2144">
                <text:p>262144</text:p>
              </table:table-cell>
              <table:table-cell office:value-type="float" office:value="93.98">
                <text:p>93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4288">
                <text:p>524288</text:p>
              </table:table-cell>
              <table:table-cell office:value-type="float" office:value="189.27">
                <text:p>189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8576">
                <text:p>1048576</text:p>
              </table:table-cell>
              <table:table-cell office:value-type="float" office:value="379.87">
                <text:p>379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97152">
                <text:p>2097152</text:p>
              </table:table-cell>
              <table:table-cell office:value-type="float" office:value="760.97">
                <text:p>760.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94304">
                <text:p>4194304</text:p>
              </table:table-cell>
              <table:table-cell office:value-type="float" office:value="1523.31">
                <text:p>1523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cm" svg:height="9.007cm" xlink:href=".." xlink:type="simple" chart:class="chart:scatter" chart:style-name="ch1">
        <chart:title svg:x="6.266cm" svg:y="0.418cm" chart:style-name="ch2">
          <text:p>Corrected cycles vs period</text:p>
        </chart:title>
        <chart:plot-area chart:style-name="ch3" table:cell-range-address="Sheet1.B2:Sheet1.B12 Sheet1.H1:Sheet1.H12" chart:data-source-has-labels="row" svg:x="1.33cm" svg:y="1.275cm" svg:width="14.331cm" svg:height="6.571cm">
          <chartooo:coordinate-region svg:x="2.137cm" svg:y="1.474cm" svg:width="12.41cm" svg:height="5.725cm"/>
          <chart:axis chart:dimension="x" chart:name="primary-x" chart:style-name="ch4">
            <chart:title svg:x="7.657cm" svg:y="8.026cm" chart:style-name="ch5">
              <text:p>period (ns)</text:p>
            </chart:title>
            <chart:grid chart:style-name="ch6" chart:class="major"/>
          </chart:axis>
          <chart:axis chart:dimension="y" chart:name="primary-y" chart:style-name="ch4">
            <chart:title svg:x="0.451cm" svg:y="5.781cm" chart:style-name="ch7">
              <text:p>corrected cycles</text:p>
            </chart:title>
            <chart:grid chart:style-name="ch6" chart:class="major"/>
          </chart:axis>
          <chart:series chart:style-name="ch8" chart:values-cell-range-address="Sheet1.H2:Sheet1.H12" chart:label-cell-address="Sheet1.H1:Sheet1.H1" chart:class="chart:scatter">
            <chart:domain table:cell-range-address="Sheet1.B2:Sheet1.B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=measured cycles+corr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6">
                <text:p>4096</text:p>
                <draw:g>
                  <svg:desc>Sheet1.B2:Sheet1.B12</svg:desc>
                </draw:g>
              </table:table-cell>
              <table:table-cell office:value-type="float" office:value="1.49">
                <text:p>1.49</text:p>
                <draw:g>
                  <svg:desc>Sheet1.H2:Sheet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92">
                <text:p>8192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84">
                <text:p>16384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768">
                <text:p>32768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536">
                <text:p>65536</text:p>
              </table:table-cell>
              <table:table-cell office:value-type="float" office:value="23.82">
                <text:p>23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072">
                <text:p>131072</text:p>
              </table:table-cell>
              <table:table-cell office:value-type="float" office:value="47.65">
                <text:p>47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2144">
                <text:p>262144</text:p>
              </table:table-cell>
              <table:table-cell office:value-type="float" office:value="95.29">
                <text:p>95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4288">
                <text:p>524288</text:p>
              </table:table-cell>
              <table:table-cell office:value-type="float" office:value="190.58">
                <text:p>190.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8576">
                <text:p>1048576</text:p>
              </table:table-cell>
              <table:table-cell office:value-type="float" office:value="381.18">
                <text:p>381.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97152">
                <text:p>2097152</text:p>
              </table:table-cell>
              <table:table-cell office:value-type="float" office:value="762.28">
                <text:p>762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94304">
                <text:p>4194304</text:p>
              </table:table-cell>
              <table:table-cell office:value-type="float" office:value="1524.62">
                <text:p>1524.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